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241cm" fo:margin-left="-0.191cm" table:align="left" style:writing-mode="lr-tb"/>
    </style:style>
    <style:style style:name="Table1.A" style:family="table-column">
      <style:table-column-properties style:column-width="6.38cm"/>
    </style:style>
    <style:style style:name="Table1.B" style:family="table-column">
      <style:table-column-properties style:column-width="12.85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 fo:line-height="100%" fo:text-align="justify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6.033cm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</style:style>
    <style:style style:name="P6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6.033cm"/>
        </style:tab-stops>
      </style:paragraph-properties>
    </style:style>
    <style:style style:name="P7" style:family="paragraph" style:parent-style-name="Title" style:master-page-name="Standard">
      <style:paragraph-properties style:page-number="auto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ab 5 – Code Review Template</text:p>
      <text:p text:style-name="Standard">Reviewer Name:</text:p>
      <text:p text:style-name="Standard">Reviewer Group:</text:p>
      <text:p text:style-name="Standard">Initial C application was created by (Name/Group):</text:p>
      <text:p text:style-name="P1"><text:span text:style-name="T1">Please fill in the following table using appropriate, complete data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1">List of application functionalities that are missing, are incomplete or buggy.</text:span></text:p>
            <text:p text:style-name="P2"/>
            <text:p text:style-name="P2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<text:span text:style-name="T1">List of program functions (except UI) that are not covered by tests.</text:span></text:p>
            <text:p text:style-name="P2"/>
            <text:p text:style-name="P2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<text:span text:style-name="T1">List of program functions lacking specification.</text:span></text:p>
            <text:p text:style-name="P2"/>
            <text:p text:style-name="P2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<text:span text:style-name="T1">Is there a clear separation between each module’s specification and its implementation? </text:span></text:p>
            <text:p text:style-name="P2"/>
            <text:p text:style-name="P5"><text:span text:style-name="T1">Please detail…</text:span></text:p>
            <text:p text:style-name="P2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<text:span text:style-name="T1">Is the application correctly layered? </text:span></text:p>
            <text:p text:style-name="P2"/>
            <text:p text:style-name="P5"><text:span text:style-name="T1">Please detail…</text:span></text:p>
            <text:p text:style-name="P2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<text:span text:style-name="T1">Does the application handle memory correctly (all memory is deallocated, no dangling pointers etc.). </text:span></text:p>
            <text:p text:style-name="P2"/>
            <text:p text:style-name="P5"><text:span text:style-name="T1">Please detail…</text:span></text:p>
            <text:p text:style-name="P2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<text:span text:style-name="T1">List those functions that are unclear to you (you don’t understand their role or how they work – usually a sign of bad design).</text:span></text:p>
            <text:p text:style-name="P2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<text:span text:style-name="T1">List the problems present in the reviewed application and indicate the number of man-hours you require for fix</text:span><text:bookmark text:name="_GoBack"/><text:span text:style-name="T1">ing them.</text:span></text:p>
            <text:p text:style-name="P3"/>
            <text:p text:style-name="P3"/>
          </table:table-cell>
          <table:table-cell table:style-name="Table1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F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Molnar</meta:initial-creator>
    <dc:creator>Istvan Czibula</dc:creator>
    <meta:editing-cycles>8</meta:editing-cycles>
    <meta:creation-date>2013-03-25T08:05:00</meta:creation-date>
    <dc:date>2015-03-21T20:28:20.94</dc:date>
    <meta:editing-duration>PT50S</meta:editing-duration>
    <meta:generator>OpenOffice/4.0.1$Win32 OpenOffice.org_project/401m5$Build-9714</meta:generator>
    <meta:document-statistic meta:table-count="1" meta:image-count="0" meta:object-count="0" meta:page-count="1" meta:paragraph-count="16" meta:word-count="136" meta:character-count="8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